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217in"/>
    </style:style>
    <style:style style:name="co3" style:family="table-column">
      <style:table-column-properties fo:break-before="auto" style:column-width="0.9862in"/>
    </style:style>
    <style:style style:name="co4" style:family="table-column">
      <style:table-column-properties fo:break-before="auto" style:column-width="1.0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Values in seconds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table:style-name="ce2" office:value-type="string" calcext:value-type="string">
            <text:p>Scalar</text:p>
          </table:table-cell>
          <table:table-cell table:style-name="ce2" office:value-type="string" calcext:value-type="string">
            <text:p>single QPU</text:p>
          </table:table-cell>
          <table:table-cell table:style-name="ce2" office:value-type="string" calcext:value-type="string">
            <text:p>+ 50M steps</text:p>
          </table:table-cell>
          <table:table-cell table:style-name="ce2" office:value-type="string" calcext:value-type="string">
            <text:p>Multi 1 QPU</text:p>
          </table:table-cell>
          <table:table-cell table:style-name="ce2" office:value-type="string" calcext:value-type="string">
            <text:p>+ 50M steps</text:p>
          </table:table-cell>
          <table:table-cell table:style-name="ce2" office:value-type="string" calcext:value-type="string">
            <text:p>Multi all QPU’s</text:p>
          </table:table-cell>
          <table:table-cell table:style-name="ce2" office:value-type="string" calcext:value-type="string">
            <text:p>+ 50M steps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Pi1</text:p>
          </table:table-cell>
          <table:table-cell office:value-type="float" office:value="25.038664" calcext:value-type="float">
            <text:p>25.038664</text:p>
          </table:table-cell>
          <table:table-cell office:value-type="float" office:value="5.914987" calcext:value-type="float">
            <text:p>5.914987</text:p>
          </table:table-cell>
          <table:table-cell office:value-type="float" office:value="11.178183" calcext:value-type="float">
            <text:p>11.178183</text:p>
          </table:table-cell>
          <table:table-cell office:value-type="float" office:value="4.923586" calcext:value-type="float">
            <text:p>4.923586</text:p>
          </table:table-cell>
          <table:table-cell/>
          <table:table-cell office:value-type="float" office:value="1.381488" calcext:value-type="float">
            <text:p>1.381488</text:p>
          </table:table-cell>
          <table:table-cell table:number-columns-repeated="2"/>
          <table:table-cell office:value-type="string" calcext:value-type="string">
            <text:p>Debian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 wifi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Pi2</text:p>
          </table:table-cell>
          <table:table-cell table:number-columns-repeated="8"/>
          <table:table-cell office:value-type="string" calcext:value-type="string">
            <text:p>Debian 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 wifi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Pi3</text:p>
          </table:table-cell>
          <table:table-cell office:value-type="float" office:value="7.37374" calcext:value-type="float">
            <text:p>7.37374</text:p>
          </table:table-cell>
          <table:table-cell office:value-type="float" office:value="4.087025" calcext:value-type="float">
            <text:p>4.087025</text:p>
          </table:table-cell>
          <table:table-cell office:value-type="float" office:value="6.081687" calcext:value-type="float">
            <text:p>6.081687</text:p>
          </table:table-cell>
          <table:table-cell table:number-columns-repeated="5"/>
          <table:table-cell office:value-type="string" calcext:value-type="string">
            <text:p>Debian 10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Pi4</text:p>
          </table:table-cell>
          <table:table-cell office:value-type="float" office:value="2.243137" calcext:value-type="float">
            <text:p>2.243137</text:p>
          </table:table-cell>
          <table:table-cell office:value-type="float" office:value="0.33252" calcext:value-type="float">
            <text:p>0.33252</text:p>
          </table:table-cell>
          <table:table-cell office:value-type="float" office:value="1.373837" calcext:value-type="float">
            <text:p>1.373837</text:p>
          </table:table-cell>
          <table:table-cell office:value-type="float" office:value="1.207495" calcext:value-type="float">
            <text:p>1.207495</text:p>
          </table:table-cell>
          <table:table-cell office:value-type="float" office:value="1.234845" calcext:value-type="float">
            <text:p>1.234845</text:p>
          </table:table-cell>
          <table:table-cell office:value-type="float" office:value="0.185581" calcext:value-type="float">
            <text:p>0.185581</text:p>
          </table:table-cell>
          <table:table-cell office:value-type="float" office:value="1.241391" calcext:value-type="float">
            <text:p>1.24139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Pi5</text:p>
          </table:table-cell>
          <table:table-cell office:value-type="float" office:value="1.03315" calcext:value-type="float">
            <text:p>1.03315</text:p>
          </table:table-cell>
          <table:table-cell table:number-columns-repeated="2" table:style-name="ce3" office:value-type="string" calcext:value-type="string">
            <text:p>assert</text:p>
          </table:table-cell>
          <table:table-cell office:value-type="float" office:value="0.604502" calcext:value-type="float">
            <text:p>0.604502</text:p>
          </table:table-cell>
          <table:table-cell office:value-type="float" office:value="0.576176" calcext:value-type="float">
            <text:p>0.576176</text:p>
          </table:table-cell>
          <table:table-cell office:value-type="float" office:value="0.168478" calcext:value-type="float">
            <text:p>0.168478</text:p>
          </table:table-cell>
          <table:table-cell office:value-type="float" office:value="0.606845" calcext:value-type="float">
            <text:p>0.606845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2T16:04:32.642813631</meta:creation-date>
    <dc:date>2025-12-16T17:08:01.545282501</dc:date>
    <meta:editing-duration>PT1H55M12S</meta:editing-duration>
    <meta:editing-cycles>6</meta:editing-cycles>
    <meta:generator>LibreOffice/7.4.7.2$Linux_AARCH64 LibreOffice_project/40$Build-2</meta:generator>
    <meta:document-statistic meta:table-count="1" meta:cell-count="45" meta:object-count="0"/>
  </office:meta>
</office:document-meta>
</file>